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-Hey!! Don't just scream all of a sudden,
Hamuko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at's the matter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nd if you're going to check for echoes, at
least shout, "Ya-hoooh"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"Ya-hoooh" is for mountains. On the sea, it's
definitely gotta be "Aaaah!"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nd that's a death flag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3+01:00</meta:creation-date>
    <dc:date>2019-11-02T13:22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